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5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6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7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8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9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0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1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1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3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1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15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16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17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18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9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20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2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2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23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2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26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 7 : Finalité et performance de l'entreprise</text:p>
      <text:p text:style-name="P1"/>
      <text:p text:style-name="P2">3 compétences attendues :</text:p>
      <text:list xml:id="list1328482216303321466" text:style-name="L1">
        <text:list-item>
          <text:p text:style-name="P6">Être capable d'identifier les différentes finalités de l'entreprise</text:p>
        </text:list-item>
        <text:list-item>
          <text:p text:style-name="P6">Être capable d'identifier les différentes parties prenantes de l'entreprise et leur rôle</text:p>
        </text:list-item>
        <text:list-item>
          <text:p text:style-name="P6">Être capable d'identifier les différentes composantes et la performance de l'entreprise</text:p>
        </text:list-item>
      </text:list>
      <text:p text:style-name="P2"/>
      <text:p text:style-name="P2">Plan du chap :</text:p>
      <text:p text:style-name="P2"><text:tab/>I – L'étude des finalités des entreprises</text:p>
      <text:p text:style-name="P2"><text:tab/>II – L'étude des parties prenantes en lien avec l'entreprise</text:p>
      <text:p text:style-name="P2"><text:tab/>III – Le concept de l'entreprise performante</text:p>
      <text:p text:style-name="P2"/>
      <text:p text:style-name="P2"/>
      <text:p text:style-name="P3">I – Voir plan</text:p>
      <text:p text:style-name="P3"/>
      <text:p text:style-name="P4">Concept de finalité</text:p>
      <text:p text:style-name="P4"/>
      <text:list xml:id="list4847222917194906971" text:style-name="L2">
        <text:list-item>
          <text:p text:style-name="P7">Définition : Raison d'être de l'entreprise reposant sur une orientation générale sur le long terme <text:s/>(finalité != obj)</text:p>
          <text:p text:style-name="P7"/>
        </text:list-item>
        <text:list-item>
          <text:p text:style-name="P7">4 Facteurs de détermination :</text:p>
          <text:p text:style-name="P7"/>
        </text:list-item>
      </text:list>
      <text:list xml:id="list1550823986916508673" text:style-name="L3">
        <text:list-item>
          <text:p text:style-name="P8">Les valeurs personnelles de ses dirigeants et associés</text:p>
        </text:list-item>
        <text:list-item>
          <text:p text:style-name="P8">Les statuts et histoire de l'entreprise</text:p>
        </text:list-item>
        <text:list-item>
          <text:p text:style-name="P8">Les attentes du personnel</text:p>
        </text:list-item>
        <text:list-item>
          <text:p text:style-name="P8">Les contraintes de l'environnement (ensemble des parties prenantes)</text:p>
        </text:list-item>
      </text:list>
      <text:p text:style-name="P2"/>
      <text:p text:style-name="P2"/>
      <text:p text:style-name="P4">Approche théorique de la finalité d'entreprise</text:p>
      <text:p text:style-name="P4"/>
      <text:list xml:id="list3435129891855253297" text:style-name="L4">
        <text:list-item>
          <text:p text:style-name="P9">Auteur : Peter DRUCKER</text:p>
          <text:p text:style-name="P9"/>
        </text:list-item>
        <text:list-item>
          <text:p text:style-name="P9">Portée des travaux : 1ère finalité d'une entreprise est développer une clientèle</text:p>
          <text:p text:style-name="P9"/>
        </text:list-item>
        <text:list-item>
          <text:p text:style-name="P9">Mise en œuvre : Satisfaire les clients en se fixant des objectifs clairs dans les principaux secteurs marquant le fonctionnement de l'entreprise (RH, R&amp;D, marketing, RSE...)</text:p>
        </text:list-item>
      </text:list>
      <text:p text:style-name="P2"/>
      <text:p text:style-name="P2"/>
      <text:p text:style-name="P4">Identification des finalités de l'entreprise</text:p>
      <text:p text:style-name="P4"/>
      <text:list xml:id="list304728543225575657" text:style-name="L5">
        <text:list-item>
          <text:p text:style-name="P10">5 types de finalités :</text:p>
        </text:list-item>
      </text:list>
      <text:list xml:id="list1077219444861256634" text:style-name="L6">
        <text:list-item>
          <text:p text:style-name="P11"><text:soft-page-break/>Finalité économique → visant à satisfaire le client tout en réalisant su profit</text:p>
        </text:list-item>
        <text:list-item>
          <text:p text:style-name="P11">Finalité financière → visant à réaliser du profit sans tenir compte de l'ensemble des parties prenantes</text:p>
        </text:list-item>
        <text:list-item>
          <text:p text:style-name="P11">Finalité sociale → visant à satisfaire les attentes des salariés</text:p>
        </text:list-item>
        <text:list-item>
          <text:p text:style-name="P11">Finalité sociétale → visant à améliorer le bien-être de la communauté humaine</text:p>
        </text:list-item>
        <text:list-item>
          <text:p text:style-name="P11">Finalité environnementale → visant à préserver la nature et les ressources naturelles</text:p>
        </text:list-item>
      </text:list>
      <text:p text:style-name="P2"/>
      <text:p text:style-name="P2"/>
      <text:p text:style-name="P4">Notion d'objectif</text:p>
      <text:p text:style-name="P4"/>
      <text:list xml:id="list7065063465757168927" text:style-name="L7">
        <text:list-item>
          <text:p text:style-name="P12">Définition : Résultat daté et chiffré que l'entreprise doit obligatoirement atteindre</text:p>
          <text:p text:style-name="P12"/>
        </text:list-item>
        <text:list-item>
          <text:p text:style-name="P12">Lien avec le concept de finalité : La réalisation des objectifs permet la mise en œuvre concrète de la finalité de l'entreprise</text:p>
        </text:list-item>
      </text:list>
      <text:p text:style-name="P2"/>
      <text:p text:style-name="P2"/>
      <text:p text:style-name="P4">La responsabilité sociétale des entreprises</text:p>
      <text:p text:style-name="P4"/>
      <text:list xml:id="list9030734362536958470" text:style-name="L8">
        <text:list-item>
          <text:p text:style-name="P13">Définition : Concept désignant l'intégration, par l'entreprise, des préoccupations sociales, environnementales et économiques dans ses activités et ses relations avec les parties prenantes</text:p>
          <text:p text:style-name="P13"/>
        </text:list-item>
        <text:list-item>
          <text:p text:style-name="P13">2 intérêts :</text:p>
        </text:list-item>
      </text:list>
      <text:list xml:id="list8799807323624985173" text:style-name="L9">
        <text:list-item>
          <text:p text:style-name="P14">Contribution des entreprises aux enjeux du développement durable</text:p>
        </text:list-item>
        <text:list-item>
          <text:p text:style-name="P14">Source d'avantages concurrentiels pour les entreprises sur des marchés très concurrentiels</text:p>
        </text:list-item>
      </text:list>
      <text:p text:style-name="P2"/>
      <text:p text:style-name="P2"/>
      <text:p text:style-name="P3">II – Voir plan</text:p>
      <text:p text:style-name="P3"/>
      <text:p text:style-name="P4">Les parties prenantes</text:p>
      <text:p text:style-name="P4"/>
      <text:list xml:id="list5402158805910497322" text:style-name="L10">
        <text:list-item>
          <text:p text:style-name="P15">Définition : Tout individu ou groupe qui peut affecter par les actions de l'organisation</text:p>
        </text:list-item>
      </text:list>
      <text:p text:style-name="P2"/>
      <text:p text:style-name="P2"/>
      <text:p text:style-name="P4">La classification selon le critère interne/externe</text:p>
      <text:p text:style-name="P4"/>
      <text:list xml:id="list8190943239548846795" text:style-name="L11">
        <text:list-item>
          <text:p text:style-name="P16">Principe de la classification : La distinction repose sur le positionnement de la partie prenante par rapport à l'entreprise</text:p>
        </text:list-item>
        <text:list-item>
          <text:p text:style-name="P16"><text:soft-page-break/>Identification des parties prenantes internes : apporteurs de capitaux, salariés, dirigeants, syndicats</text:p>
          <text:p text:style-name="P16"/>
        </text:list-item>
        <text:list-item>
          <text:p text:style-name="P16">Identification des parties prenantes externes : clients , fournisseurs, partenaires, distributeurs, riverains, pouvoirs publics, média</text:p>
        </text:list-item>
      </text:list>
      <text:p text:style-name="P2"/>
      <text:p text:style-name="P2"/>
      <text:p text:style-name="P4">La classification selon le critère primaire/secondaire</text:p>
      <text:p text:style-name="P4"/>
      <text:list xml:id="list475279011658163229" text:style-name="L12">
        <text:list-item>
          <text:p text:style-name="P17">Principe de la classification : La distinction repose sur la nature des liens de la partie prenante avec l'activité et pérennité de l'entreprise</text:p>
          <text:p text:style-name="P17"/>
        </text:list-item>
        <text:list-item>
          <text:p text:style-name="P17">Identification des parties prenantes primaires : Tout agent ayant un lien productif ou financier avec l'entreprise et pouvant menacer la survie de celle-ci (apporteurs de capitaux, salariés, clients, fournisseurs et autre partenaire)</text:p>
          <text:p text:style-name="P17"/>
        </text:list-item>
        <text:list-item>
          <text:p text:style-name="P17">Identification des parties prenantes secondaires : Tout agent ayant un lien avec l'entreprise sans être essentiel à sa survie (médias, riverains, pouvoirs publics)</text:p>
        </text:list-item>
      </text:list>
      <text:p text:style-name="P2"/>
      <text:p text:style-name="P2"/>
      <text:p text:style-name="P4">Les attentes des parties prenantes internes</text:p>
      <text:p text:style-name="P4"/>
      <text:list xml:id="list1880853341464634066" text:style-name="L13">
        <text:list-item>
          <text:p text:style-name="P18">Attentes des apporteurs de capitaux : des dividendes plus importants que les apports réalisés</text:p>
          <text:p text:style-name="P18"/>
        </text:list-item>
        <text:list-item>
          <text:p text:style-name="P18">Attentes des dirigeants : compensation monétaire, pouvoir, réputation, autosatisfaction</text:p>
          <text:p text:style-name="P18"/>
        </text:list-item>
        <text:list-item>
          <text:p text:style-name="P18">Attentes des salariés: salaire intéressant, épanouissement personnel, sécurité, bonnes conditions de travail, développement de sa carrière</text:p>
        </text:list-item>
      </text:list>
      <text:p text:style-name="P2"/>
      <text:p text:style-name="P2"/>
      <text:p text:style-name="P4">Les attentes des parties prenantes externes</text:p>
      <text:p text:style-name="P4"/>
      <text:list xml:id="list2645849440352588150" text:style-name="L14">
        <text:list-item>
          <text:p text:style-name="P19">Attente des clients : prix bas, qualité et sécurité des produits, délais réduits</text:p>
          <text:p text:style-name="P19"/>
        </text:list-item>
        <text:list-item>
          <text:p text:style-name="P19">Attente des fournisseurs et autres partenaires : exécution conforme des contrats, loyauté, durabilité des relations contractuelles</text:p>
          <text:p text:style-name="P19"/>
        </text:list-item>
        <text:list-item>
          <text:p text:style-name="P19">Attentes des riverains : prestige national, protection de l'environnement, amélioration des conditions de vie, développement économique</text:p>
          <text:p text:style-name="P19"/>
        </text:list-item>
        <text:list-item>
          <text:p text:style-name="P19">Attentes des pouvoirs publics : participation à la croissance nationale, création d'emplois, paiement des impôts</text:p>
        </text:list-item>
      </text:list>
      <text:p text:style-name="P2"><text:soft-page-break/></text:p>
      <text:p text:style-name="P4">Les apports des parties prenantes internes</text:p>
      <text:p text:style-name="P4"/>
      <text:list xml:id="list6751288596244140010" text:style-name="L15">
        <text:list-item>
          <text:p text:style-name="P20">Apports des apporteurs de capitaux : financements</text:p>
          <text:p text:style-name="P20"/>
        </text:list-item>
        <text:list-item>
          <text:p text:style-name="P20">Apports des dirigeants : compétences en matières entrepreneuriale et managériale</text:p>
          <text:p text:style-name="P20"/>
        </text:list-item>
        <text:list-item>
          <text:p text:style-name="P20">Apports des salariés : force de travail, compétitivité, loyauté, respect des règles du travail</text:p>
        </text:list-item>
      </text:list>
      <text:p text:style-name="P2"/>
      <text:p text:style-name="P2"/>
      <text:p text:style-name="P4">Les apports des parties prenantes externes</text:p>
      <text:p text:style-name="P4"/>
      <text:list xml:id="list4550339827573218639" text:style-name="L16">
        <text:list-item>
          <text:p text:style-name="P21">Apports des clients : chiffre d'affaires, loyauté, réputation</text:p>
        </text:list-item>
        <text:list-item>
          <text:p text:style-name="P21">Apports des fournisseurs et autres partenaires : qualité, réduction des coûts et des délais</text:p>
        </text:list-item>
        <text:list-item>
          <text:p text:style-name="P21">Apports des riverains et société civile : légitimité de l'activité</text:p>
        </text:list-item>
        <text:list-item>
          <text:p text:style-name="P21">Apports des pouvoirs publics : infrastructure, législation, formation, commande publique</text:p>
        </text:list-item>
      </text:list>
      <text:p text:style-name="P2"/>
      <text:p text:style-name="P2"/>
      <text:p text:style-name="P3">III – Voir plan </text:p>
      <text:p text:style-name="P3"/>
      <text:p text:style-name="P4">Notion de « performance » de l'entreprise</text:p>
      <text:p text:style-name="P4"/>
      <text:list xml:id="list1996723359827351" text:style-name="L17">
        <text:list-item>
          <text:p text:style-name="P22">Définition : Consiste à atteindre les objectifs fixés</text:p>
        </text:list-item>
        <text:list-item>
          <text:p text:style-name="P22">2 principes de mise en œuvre ;</text:p>
        </text:list-item>
      </text:list>
      <text:list xml:id="list2605221651637978102" text:style-name="L18">
        <text:list-item>
          <text:p text:style-name="P23">L'efficacité → obtention de résultat conformément à l'obj fixé</text:p>
        </text:list-item>
        <text:list-item>
          <text:p text:style-name="P23">L'efficience → obtention du résultat en minimisant les ressources mobilisées</text:p>
        </text:list-item>
      </text:list>
      <text:list xml:id="list8771783661647664077" text:style-name="L19">
        <text:list-item>
          <text:p text:style-name="P24">Notion de performance globale : Être performant au niveau économique, social et sociétal en même temps</text:p>
        </text:list-item>
      </text:list>
      <text:p text:style-name="P2"/>
      <text:p text:style-name="P2"/>
      <text:p text:style-name="P4">Utilité de la performance de l'entreprise</text:p>
      <text:p text:style-name="P4"/>
      <text:list xml:id="list1903156101113868345" text:style-name="L20">
        <text:list-item>
          <text:p text:style-name="P25">Intérêt : Comparer les résultats obtenus avec les objectifs fixés et, en fonction des écarts constatés, mettre en place des actions correctives</text:p>
        </text:list-item>
        <text:list-item>
          <text:p text:style-name="P25">But : Assurer la pérennité de l'entreprise et la mise en œuvre des finalités de l'entreprise</text:p>
        </text:list-item>
      </text:list>
      <text:p text:style-name="P2"/>
      <text:p text:style-name="P4">Mesure de la performance</text:p>
      <text:list xml:id="list1571589297403916710" text:style-name="L21">
        <text:list-item>
          <text:p text:style-name="P26">Préalable à l'évaluation de la performance : Déterminer les critères <text:soft-page-break/>d'évaluation ; c-a-d les grandeurs de référence permettant de caractériser au mieux les éléments de la performance recherchée en fonction de l'entreprise étudiée</text:p>
          <text:p text:style-name="P26"/>
        </text:list-item>
        <text:list-item>
          <text:p text:style-name="P26">Choix des indicateurs : Seront choisis les facteurs qui ont une influence significative car ils permettent d'alerter les dirigeants en cas de défaillance</text:p>
        </text:list-item>
      </text:list>
      <text:p text:style-name="P4"/>
      <text:p text:style-name="P4"/>
      <text:p text:style-name="P4">Mise en œuvre de la mesure de la performance</text:p>
      <text:p text:style-name="P4"/>
      <text:list xml:id="list5584733694696035345" text:style-name="L22">
        <text:list-item>
          <text:p text:style-name="P27">Support : Utilisation de tableaux de bord</text:p>
        </text:list-item>
        <text:list-item>
          <text:p text:style-name="P27">3 intérêts :</text:p>
        </text:list-item>
      </text:list>
      <text:list xml:id="list90853648197659399" text:style-name="L23">
        <text:list-item>
          <text:p text:style-name="P28">Aider à la prise de décision</text:p>
        </text:list-item>
        <text:list-item>
          <text:p text:style-name="P28">Permettre de mettre la performance au service de la stratégie</text:p>
        </text:list-item>
        <text:list-item>
          <text:p text:style-name="P28">Renforcer la performance globale de l'entreprise</text:p>
        </text:list-item>
      </text:list>
      <text:p text:style-name="P2"/>
      <text:p text:style-name="P2"/>
      <text:p text:style-name="P4">Le renouveau des tableaux de bord</text:p>
      <text:p text:style-name="P4"/>
      <text:list xml:id="list7968200654623179238" text:style-name="L24">
        <text:list-item>
          <text:p text:style-name="P29">Auteurs : Rober Kaplan et David Norton</text:p>
        </text:list-item>
        <text:list-item>
          <text:p text:style-name="P29">Principe général : Rassembler dans un même document des indicateurs financiers et non financiers</text:p>
        </text:list-item>
        <text:list-item>
          <text:p text:style-name="P29">Identification du support : Tableau de bord prospectif</text:p>
        </text:list-item>
      </text:list>
      <text:p text:style-name="P4"/>
      <text:p text:style-name="P4"/>
      <text:p text:style-name="P4">Identification des 4 axes du tableau de bord</text:p>
      <text:p text:style-name="P4"/>
      <text:list xml:id="list1852847389417070304" text:style-name="L26">
        <text:list-item>
          <text:p text:style-name="P30"><text:span text:style-name="T1">L'axe « Clients » </text:span>: indicateurs liés à la satisfaction, à la fidélité de la clientèle</text:p>
        </text:list-item>
        <text:list-item>
          <text:p text:style-name="P30"><text:span text:style-name="T1">L'axe « Résultats financiers » </text:span>: indicateurs de rentabilité, de marge, de chiffre d'affaires...</text:p>
        </text:list-item>
        <text:list-item>
          <text:p text:style-name="P30"><text:span text:style-name="T1">L'axe « Processus internes » </text:span>: qui mesure la performance des processus qui ont l'incidence la plus forte sur la satisfaction des clients et la réalisation des objectifs financiers (productivité...)</text:p>
        </text:list-item>
        <text:list-item>
          <text:p text:style-name="P30"><text:span text:style-name="T1">L'axe « Apprentissage organisationnel » </text:span>: traite de la dimension des R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6T08:17:13</meta:creation-date>
    <dc:date>2022-02-01T09:00:47</dc:date>
    <dc:creator>Jordan </dc:creator>
    <meta:editing-duration>PT1H59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5" meta:paragraph-count="93" meta:word-count="1073" meta:character-count="6962"/>
  </office:meta>
</office:document-meta>
</file>